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T3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size="14pt" style:font-size-asian="14pt" style:font-size-complex="14pt"/>
    </style:style>
    <style:style style:name="P5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Paragraphedeliste" style:list-style-name="LFO1" style:family="paragraph">
      <style:text-properties fo:font-size="14pt" style:font-size-asian="14pt" style:font-size-complex="14pt"/>
    </style:style>
    <style:style style:name="P7" style:parent-style-name="Paragraphedeliste" style:list-style-name="LFO1" style:family="paragraph">
      <style:text-properties fo:font-size="14pt" style:font-size-asian="14pt" style:font-size-complex="14pt"/>
    </style:style>
    <style:style style:name="P8" style:parent-style-name="Paragraphedeliste" style:list-style-name="LFO1" style:family="paragraph">
      <style:text-properties fo:font-size="14pt" style:font-size-asian="14pt" style:font-size-complex="14pt"/>
    </style:style>
    <style:style style:name="P9" style:parent-style-name="Paragraphedeliste" style:list-style-name="LFO1" style:family="paragraph">
      <style:text-properties fo:font-size="14pt" style:font-size-asian="14pt" style:font-size-complex="14pt"/>
    </style:style>
    <style:style style:name="P10" style:parent-style-name="Paragraphedeliste" style:list-style-name="LFO1" style:family="paragraph">
      <style:text-properties fo:font-size="14pt" style:font-size-asian="14pt" style:font-size-complex="14pt"/>
    </style:style>
    <style:style style:name="P11" style:parent-style-name="Paragraphedeliste" style:list-style-name="LFO1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Paragraphedeliste" style:list-style-name="LFO1" style:family="paragraph">
      <style:text-properties fo:font-size="14pt" style:font-size-asian="14pt" style:font-size-complex="14pt"/>
    </style:style>
    <style:style style:name="P14" style:parent-style-name="Paragraphedeliste" style:list-style-name="LFO1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Paragraphedeliste" style:list-style-name="LFO1" style:family="paragraph">
      <style:text-properties fo:font-size="14pt" style:font-size-asian="14pt" style:font-size-complex="14pt"/>
    </style:style>
    <style:style style:name="P17" style:parent-style-name="Paragraphedeliste" style:list-style-name="LFO1" style:family="paragraph"/>
    <style:style style:name="T18" style:parent-style-name="Policepardéfaut" style:family="text">
      <style:text-properties fo:font-size="14pt" style:font-size-asian="14pt" style:font-size-complex="14pt"/>
    </style:style>
    <style:style style:name="T19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0" style:parent-style-name="Policepardéfaut" style:family="text">
      <style:text-properties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  <style:style style:name="T2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P26" style:parent-style-name="Paragraphedeliste" style:list-style-name="LFO1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Paragraphedeliste" style:list-style-name="LFO1" style:family="paragraph">
      <style:text-properties fo:font-size="14pt" style:font-size-asian="14pt" style:font-size-complex="14pt"/>
    </style:style>
    <style:style style:name="P32" style:parent-style-name="Paragraphedeliste" style:list-style-name="LFO1" style:family="paragraph"/>
    <style:style style:name="T33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Rapport Réunion</text:p>
      <text:p text:style-name="P2">Du 11/10/2018</text:p>
      <text:p text:style-name="Normal"><text:span text:style-name="T3">Projet</text:span><text:span text:style-name="T4"> : Porter en application Web l’application Access sur le suivi des trains logistiques avec l’analyse et affichage de graphique et données.</text:span></text:p>
      <text:p text:style-name="P5">Informations :</text:p>
      <text:list text:style-name="LFO1" text:continue-numbering="true">
        <text:list-item>
          <text:p text:style-name="P6">Le train peut passer plusieurs fois dans les zones</text:p>
        </text:list-item>
        <text:list-item>
          <text:p text:style-name="P7">Le train peut ne pas passer par certaines zones</text:p>
        </text:list-item>
        <text:list-item>
          <text:p text:style-name="P8">Les capteurs récupèrent toutes les valeurs détectées</text:p>
        </text:list-item>
        <text:list-item>
          <text:p text:style-name="P9">L’analyse des données sur leur cohérence s’effectuera par une personne</text:p>
        </text:list-item>
        <text:list-item>
          <text:p text:style-name="P10">Une antenne RFID envoie les données aux capteurs qui ajoutent via un logiciel les données dans la Base de Données</text:p>
        </text:list-item>
        <text:list-item>
          <text:p text:style-name="P11">Une tournée dite lente correspond à la moyenne plus l’écart-type</text:p>
        </text:list-item>
      </text:list>
      <text:p text:style-name="P12"/>
      <text:list text:style-name="LFO1" text:continue-numbering="true">
        <text:list-item>
          <text:p text:style-name="P13">L’exemple en Access<text:s/>a<text:s/>été fourni ce jour</text:p>
        </text:list-item>
        <text:list-item>
          <text:p text:style-name="P14">Aucune Spécification graphique précise à ce jour<text:s/>(rester neutre)</text:p>
        </text:list-item>
      </text:list>
      <text:p text:style-name="P15"/>
      <text:list text:style-name="LFO1" text:continue-numbering="true">
        <text:list-item>
          <text:p text:style-name="P16">Possibilité de choisir des périodes plus fines : à la semaine, du lundi au dimanche, deux derniers jours, etc.</text:p>
        </text:list-item>
        <text:list-item>
          <text:p text:style-name="P17"><text:span text:style-name="T18">Pouvoir voir les informations sur des factions : faction du<text:s/></text:span><text:span text:style-name="T19">MATIN</text:span><text:span text:style-name="T20"><text:s/></text:span><text:span text:style-name="T21">(5h à 13h), faction du<text:s/></text:span><text:span text:style-name="T22">SOIR</text:span><text:span text:style-name="T23"><text:s/>(13h à 21h) et faction de<text:s/></text:span><text:span text:style-name="T24">NUIT<text:s/></text:span><text:span text:style-name="T25">(21h à 5h)</text:span></text:p>
        </text:list-item>
        <text:list-item>
          <text:p text:style-name="P26">Permettre<text:s/>l’ajout de Zone dans l’application<text:s/></text:p>
        </text:list-item>
      </text:list>
      <text:p text:style-name="P27"/>
      <text:p text:style-name="Normal"><text:span text:style-name="T28">R</text:span><text:span text:style-name="T29">éunion :</text:span></text:p>
      <text:p text:style-name="P30">Il a été convenu avec le client Benjamin MONTELEONE d’effectuer pour la prochaine réunion le 25/10/2018 :</text:p>
      <text:list text:style-name="LFO1" text:continue-numbering="true">
        <text:list-item>
          <text:p text:style-name="P31">Une maquette de notre vision sur l’application web</text:p>
        </text:list-item>
        <text:list-item>
          <text:p text:style-name="P32"><text:span text:style-name="T33">Un diagramme de GANTT du proje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e pichon</meta:initial-creator>
    <dc:creator>maxime pichon</dc:creator>
    <meta:creation-date>2018-10-12T08:25:00Z</meta:creation-date>
    <dc:date>2018-10-12T09:08:00Z</dc:date>
    <meta:template xlink:href="Normal.dotm" xlink:type="simple"/>
    <meta:editing-cycles>3</meta:editing-cycles>
    <meta:editing-duration>PT2220S</meta:editing-duration>
    <meta:document-statistic meta:page-count="1" meta:paragraph-count="2" meta:word-count="183" meta:character-count="1191" meta:row-count="8" meta:non-whitespace-character-count="1010"/>
  </office:meta>
</office:document-meta>
</file>